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paragraph-properties>
        <style:tab-stops>
          <style:tab-stop style:position="16.293cm" style:type="right"/>
        </style:tab-stops>
      </style:paragraph-properties>
    </style:style>
    <style:style style:name="T1" style:family="text">
      <style:text-properties officeooo:rsid="0005be8b"/>
    </style:style>
    <style:style style:name="T2" style:family="text">
      <style:text-properties officeooo:rsid="00070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)amosar <text:s/>codigo e nome de xogador e codigo e <text:s/>nome do equipo no que esta</text:p>
      <text:p text:style-name="Preformatted_20_Text">2)amosar <text:s/>codigo e nome de xogador e codigo e <text:s/>nome do equipo no que esta, se hai xogadores sen equipo asignado debe amosar igualmente o seu codigo e nome de xogador </text:p>
      <text:p text:style-name="Preformatted_20_Text">3)amosar <text:s/>codigo e nome de xogador e codigo e <text:s/>nome do equipo no que esta, se hai equipos sen xogadores asignados <text:s/>debe amosarse igualmente o codigo e o nome do equipo</text:p>
      <text:p text:style-name="Preformatted_20_Text">4)amosar <text:s/>codigo e nome de xogador e codigo e <text:s/>nome do equipo no que esta, se hai xogadores sen equipos asignados ou equipos <text:s/>sen xogadores asignados <text:s/>debe amosarse igualmente o codigo e o nome de distos xogadores e o codigo e nome de ditos equipos </text:p>
      <text:p text:style-name="Preformatted_20_Text"/>
      <text:p text:style-name="Preformatted_20_Text">5) amosara cantos xogadores ten cada equipo ( amosar codigo de equipo e numero de xogadores) </text:p>
      <text:p text:style-name="Preformatted_20_Text">6) amosar para cada nome de equipo cantos xogadores ten</text:p>
      <text:p text:style-name="Preformatted_20_Text">7) amosar para cada nome de equipo cantos xogadores ten . se non ten xogadores debe amosarse un cero para o numero de xogadores de dito equipo </text:p>
      <text:p text:style-name="Preformatted_20_Text"/>
      <text:p text:style-name="Preformatted_20_Text"/>
      <text:p text:style-name="Preformatted_20_Text">8) amosar cantos partidos se celebran en cada estadio ( amosar codigo de estadio e numero de partidos celebradosnel )</text:p>
      <text:p text:style-name="Preformatted_20_Text">9) amosar para cada nome de estadio <text:s/>cantos cantos partidos se celebran nel </text:p>
      <text:p text:style-name="Preformatted_20_Text">10) amosar para cada nome de estadio <text:s/>cantos cantos partidos se celebran nel . Se non se celebrou nengun partido en algun estadio debe amosarse un cero para o numero de partidos celebrados en dito estadio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Arial Unicode MS" style:font-size-asian="12pt" style:language-asian="es" style:country-asian="ES" style:font-name-complex="Arial Unicode M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es" fo:country="ES" style:font-name-asian="Arial Unicode MS" style:font-size-asian="12pt" style:language-asian="es" style:country-asian="ES" style:font-name-complex="Arial Unicode MS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fo:font-size="10pt" style:font-name-asian="Times New Roman" style:font-family-asian="'Times New Roman'" style:font-family-generic-asian="roman" style:font-size-asian="10pt" style:font-name-complex="Times New Roman" style:font-family-complex="'Times New Roman'" style:font-family-generic-complex="roman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4T14:27:16.707456397</dc:date>
    <meta:generator>LibreOffice/7.3.7.2$Linux_X86_64 LibreOffice_project/30$Build-2</meta:generator>
    <meta:editing-duration>PT2H49M5S</meta:editing-duration>
    <meta:editing-cycles>9</meta:editing-cycles>
    <meta:document-statistic meta:table-count="0" meta:image-count="0" meta:object-count="0" meta:page-count="1" meta:paragraph-count="10" meta:word-count="244" meta:character-count="1344" meta:non-whitespace-character-count="1092"/>
  </office:meta>
</office:document-meta>
</file>